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ho 'export PATH=$PATH:/usr/local/nvm/versions/node/v10.24.1' &gt;&gt; $HOME/.bashrc</text:p>
      <text:p text:style-name="Standard"/>
      <text:p text:style-name="Standard">ln -s [/usr/local/nvm/versions/node/v10.24.1/bin/node] /usr/bin/nod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20:00:06.981387950</meta:creation-date>
    <dc:date>2021-04-29T21:24:00.624726497</dc:date>
    <meta:editing-duration>PT1H13M43S</meta:editing-duration>
    <meta:editing-cycles>1</meta:editing-cycles>
    <meta:document-statistic meta:table-count="0" meta:image-count="0" meta:object-count="0" meta:page-count="1" meta:paragraph-count="2" meta:word-count="9" meta:character-count="148" meta:non-whitespace-character-count="140"/>
    <meta:generator>LibreOffice/6.4.4.2$Linux_X86_64 LibreOffice_project/40$Build-2</meta:generator>
  </office:meta>
</office:document-meta>
</file>